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8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7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/>
          <table:table-cell office:value-type="string">
            <text:p>Cochon</text:p>
          </table:table-cell>
          <table:table-cell table:number-columns-repeated="98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/>
          <table:table-cell office:value-type="string">
            <text:p>CochonLights</text:p>
          </table:table-cell>
          <table:table-cell table:number-columns-repeated="98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/>
          <table:table-cell office:value-type="string">
            <text:p>WashMachine</text:p>
          </table:table-cell>
          <table:table-cell table:number-columns-repeated="988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/>
          <table:table-cell office:value-type="string">
            <text:p>Djbebe</text:p>
          </table:table-cell>
          <table:table-cell table:number-columns-repeated="98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Tube</text:p>
          </table:table-cell>
          <table:table-cell table:number-columns-repeated="98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8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4"/>
          <table:table-cell office:value-type="string">
            <text:p>CuveGalootContent</text:p>
          </table:table-cell>
          <table:table-cell table:number-columns-repeated="988"/>
        </table:table-row>
        <table:table-row table:style-name="ro3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4"/>
          <table:table-cell office:value-type="string">
            <text:p>CuveGalootContent2</text:p>
          </table:table-cell>
          <table:table-cell table:number-columns-repeated="988"/>
        </table:table-row>
        <table:table-row table:style-name="ro3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DjventiloPales</text:p>
          </table:table-cell>
          <table:table-cell table:number-columns-repeated="988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2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2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2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5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2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5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2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4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2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4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2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3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2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3"/>
        </table:table-row>
        <table:table-row table:style-name="ro3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5"/>
          <table:table-cell office:value-type="string">
            <text:p>DunjonDoor5</text:p>
          </table:table-cell>
          <table:table-cell table:number-columns-repeated="988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5"/>
          <table:table-cell office:value-type="string">
            <text:p>DunjonDoor5Cadre</text:p>
          </table:table-cell>
          <table:table-cell table:number-columns-repeated="988"/>
        </table:table-row>
        <table:table-row table:style-name="ro3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5"/>
          <table:table-cell office:value-type="string">
            <text:p>PeterPanTete</text:p>
          </table:table-cell>
          <table:table-cell table:number-columns-repeated="987"/>
        </table:table-row>
        <table:table-row table:style-name="ro3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5"/>
          <table:table-cell office:value-type="string">
            <text:p>PeterPanCorps</text:p>
          </table:table-cell>
          <table:table-cell table:number-columns-repeated="987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5"/>
          <table:table-cell office:value-type="string">
            <text:p>Agreements</text:p>
          </table:table-cell>
          <table:table-cell table:number-columns-repeated="2"/>
          <table:table-cell office:value-type="string">
            <text:p>PeterPanJambe1</text:p>
          </table:table-cell>
          <table:table-cell table:number-columns-repeated="987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8"/>
          <table:table-cell office:value-type="string">
            <text:p>PeterPanJambe2</text:p>
          </table:table-cell>
          <table:table-cell table:number-columns-repeated="987"/>
        </table:table-row>
        <table:table-row table:style-name="ro3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8"/>
          <table:table-cell office:value-type="string">
            <text:p>PeterPanBras</text:p>
          </table:table-cell>
          <table:table-cell table:number-columns-repeated="987"/>
        </table:table-row>
        <table:table-row table:style-name="ro3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8"/>
          <table:table-cell office:value-type="string">
            <text:p>PeterPanBrasFond</text:p>
          </table:table-cell>
          <table:table-cell table:number-columns-repeated="987"/>
        </table:table-row>
        <table:table-row table:style-name="ro3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6"/>
          <table:table-cell office:value-type="string">
            <text:p>CowboyJambe1</text:p>
          </table:table-cell>
          <table:table-cell table:number-columns-repeated="986"/>
        </table:table-row>
        <table:table-row table:style-name="ro3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986"/>
        </table:table-row>
        <table:table-row table:style-name="ro3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"/>
          <table:table-cell office:value-type="string">
            <text:p>CowboyBras</text:p>
          </table:table-cell>
          <table:table-cell table:number-columns-repeated="986"/>
        </table:table-row>
        <table:table-row table:style-name="ro3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5"/>
          <table:table-cell office:value-type="string">
            <text:p>CowboyBrasFond</text:p>
          </table:table-cell>
          <table:table-cell table:number-columns-repeated="986"/>
        </table:table-row>
        <table:table-row table:style-name="ro3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6"/>
          <table:table-cell office:value-type="string">
            <text:p>AnnieJambe1</text:p>
          </table:table-cell>
          <table:table-cell table:number-columns-repeated="985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5"/>
        </table:table-row>
        <table:table-row table:style-name="ro3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5"/>
        </table:table-row>
        <table:table-row table:style-name="ro3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0"/>
          <table:table-cell office:value-type="string">
            <text:p>AnnieBrasFond</text:p>
          </table:table-cell>
          <table:table-cell table:number-columns-repeated="985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0"/>
          <table:table-cell office:value-type="string">
            <text:p>ChienAnnieJambe1</text:p>
          </table:table-cell>
          <table:table-cell table:number-columns-repeated="984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0"/>
          <table:table-cell office:value-type="string">
            <text:p>ChienAnnieJambe2</text:p>
          </table:table-cell>
          <table:table-cell table:number-columns-repeated="984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0"/>
          <table:table-cell office:value-type="string">
            <text:p>DollyRobe</text:p>
          </table:table-cell>
          <table:table-cell table:number-columns-repeated="983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0"/>
          <table:table-cell office:value-type="string">
            <text:p>DollyBras</text:p>
          </table:table-cell>
          <table:table-cell table:number-columns-repeated="983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0"/>
          <table:table-cell office:value-type="string">
            <text:p>DollyBrasFond</text:p>
          </table:table-cell>
          <table:table-cell table:number-columns-repeated="983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08:3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3T22:09:24</dc:date>
    <meta:editing-duration>P1DT5H51M28S</meta:editing-duration>
    <meta:editing-cycles>190</meta:editing-cycles>
    <meta:generator>LibreOffice/4.0.4.2$Linux_x86 LibreOffice_project/400m0$Build-2</meta:generator>
    <meta:document-statistic meta:table-count="1" meta:cell-count="329" meta:object-count="0"/>
  </office:meta>
</office:document-meta>
</file>